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79.62mm" svg:y="1mm">
            <loext:p draw:notify-on-update-of-ranges="'cameraslog_4.log'.A1:'cameraslog_4.log'.A1 'cameraslog_4.log'.A2:'cameraslog_4.log'.A501 'cameraslog_4.log'.B1:'cameraslog_4.log'.B1 'cameraslog_4.log'.B2:'cameraslog_4.log'.B501 'cameraslog_4.log'.A1:'cameraslog_4.log'.A1 'cameraslog_4.log'.A2:'cameraslog_4.log'.A501 'cameraslog_4.log'.C1:'cameraslog_4.log'.C1 'cameraslog_4.log'.C2:'cameraslog_4.log'.C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75567" calcext:value-type="float">
            <text:p>10,7755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775567" calcext:value-type="float">
            <text:p>10,7755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29679" calcext:value-type="float">
            <text:p>11,22967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29679" calcext:value-type="float">
            <text:p>11,22967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663638" calcext:value-type="float">
            <text:p>10,6636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0167" calcext:value-type="float">
            <text:p>11,3016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025684" calcext:value-type="float">
            <text:p>12,02568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699721" calcext:value-type="float">
            <text:p>12,69972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01739" calcext:value-type="float">
            <text:p>13,40173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13768" calcext:value-type="float">
            <text:p>14,01376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177778" calcext:value-type="float">
            <text:p>13,17777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837809" calcext:value-type="float">
            <text:p>13,83780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909795" calcext:value-type="float">
            <text:p>13,90979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659806" calcext:value-type="float">
            <text:p>14,65980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59806" calcext:value-type="float">
            <text:p>14,65980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659806" calcext:value-type="float">
            <text:p>14,65980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659806" calcext:value-type="float">
            <text:p>14,65980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659806" calcext:value-type="float">
            <text:p>14,65980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659806" calcext:value-type="float">
            <text:p>14,65980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59806" calcext:value-type="float">
            <text:p>14,65980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273844" calcext:value-type="float">
            <text:p>15,27384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397809" calcext:value-type="float">
            <text:p>15,39780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35382" calcext:value-type="float">
            <text:p>15,3538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5382" calcext:value-type="float">
            <text:p>15,3538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377813" calcext:value-type="float">
            <text:p>15,3778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377813" calcext:value-type="float">
            <text:p>15,3778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551817" calcext:value-type="float">
            <text:p>14,55181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551817" calcext:value-type="float">
            <text:p>14,55181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551817" calcext:value-type="float">
            <text:p>14,55181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765818" calcext:value-type="float">
            <text:p>13,7658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347753" calcext:value-type="float">
            <text:p>13,34775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347753" calcext:value-type="float">
            <text:p>13,34775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347753" calcext:value-type="float">
            <text:p>13,34775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531758" calcext:value-type="float">
            <text:p>12,53175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531758" calcext:value-type="float">
            <text:p>12,53175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531758" calcext:value-type="float">
            <text:p>12,53175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073703" calcext:value-type="float">
            <text:p>12,07370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775718" calcext:value-type="float">
            <text:p>12,7757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775718" calcext:value-type="float">
            <text:p>12,7757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775718" calcext:value-type="float">
            <text:p>12,7757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755724" calcext:value-type="float">
            <text:p>12,75572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293666" calcext:value-type="float">
            <text:p>12,29366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293666" calcext:value-type="float">
            <text:p>12,29366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407644" calcext:value-type="float">
            <text:p>12,40764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407644" calcext:value-type="float">
            <text:p>12,40764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545659" calcext:value-type="float">
            <text:p>11,54565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545659" calcext:value-type="float">
            <text:p>11,54565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45659" calcext:value-type="float">
            <text:p>11,54565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545659" calcext:value-type="float">
            <text:p>11,54565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545659" calcext:value-type="float">
            <text:p>11,54565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581647" calcext:value-type="float">
            <text:p>11,5816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657636" calcext:value-type="float">
            <text:p>11,65763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637633" calcext:value-type="float">
            <text:p>11,63763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739656" calcext:value-type="float">
            <text:p>10,7396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739656" calcext:value-type="float">
            <text:p>10,7396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739656" calcext:value-type="float">
            <text:p>10,7396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739656" calcext:value-type="float">
            <text:p>10,7396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147723" calcext:value-type="float">
            <text:p>11,1477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431699" calcext:value-type="float">
            <text:p>10,4316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431699" calcext:value-type="float">
            <text:p>10,4316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705675" calcext:value-type="float">
            <text:p>9,705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705675" calcext:value-type="float">
            <text:p>9,705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705675" calcext:value-type="float">
            <text:p>9,705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705675" calcext:value-type="float">
            <text:p>9,705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931674" calcext:value-type="float">
            <text:p>8,9316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931674" calcext:value-type="float">
            <text:p>8,9316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931674" calcext:value-type="float">
            <text:p>8,9316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229625" calcext:value-type="float">
            <text:p>9,2296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229625" calcext:value-type="float">
            <text:p>9,2296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803563" calcext:value-type="float">
            <text:p>8,8035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397488" calcext:value-type="float">
            <text:p>8,3974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397488" calcext:value-type="float">
            <text:p>8,3974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397488" calcext:value-type="float">
            <text:p>8,3974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397488" calcext:value-type="float">
            <text:p>8,3974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689462" calcext:value-type="float">
            <text:p>7,6894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689462" calcext:value-type="float">
            <text:p>7,6894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689462" calcext:value-type="float">
            <text:p>7,6894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689462" calcext:value-type="float">
            <text:p>7,6894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149404" calcext:value-type="float">
            <text:p>7,149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099415" calcext:value-type="float">
            <text:p>7,0994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099415" calcext:value-type="float">
            <text:p>7,0994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1343" calcext:value-type="float">
            <text:p>7,013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01347" calcext:value-type="float">
            <text:p>6,7013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327281" calcext:value-type="float">
            <text:p>6,327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375272" calcext:value-type="float">
            <text:p>6,3752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831195" calcext:value-type="float">
            <text:p>5,831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831195" calcext:value-type="float">
            <text:p>5,831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831195" calcext:value-type="float">
            <text:p>5,831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831195" calcext:value-type="float">
            <text:p>5,831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831195" calcext:value-type="float">
            <text:p>5,831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849195" calcext:value-type="float">
            <text:p>5,8491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871189" calcext:value-type="float">
            <text:p>5,8711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871189" calcext:value-type="float">
            <text:p>5,8711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871189" calcext:value-type="float">
            <text:p>5,8711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747174" calcext:value-type="float">
            <text:p>5,7471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681191" calcext:value-type="float">
            <text:p>5,6811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681191" calcext:value-type="float">
            <text:p>5,6811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06:50.683000000</dc:date>
    <meta:editing-duration>PT1M20S</meta:editing-duration>
    <meta:editing-cycles>1</meta:editing-cycles>
    <meta:document-statistic meta:table-count="1" meta:cell-count="15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1:'cameraslog_4.log'.C501" chart:data-source-has-labels="row" svg:x="0.32cm" svg:y="0.18cm" svg:width="11.01cm" svg:height="8.64cm">
          <chartooo:coordinate-region svg:x="0.762cm" svg:y="0.382cm" svg:width="10.09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501" chart:label-cell-address="'cameraslog_4.log'.B1:'cameraslog_4.log'.B1" chart:class="chart:scatter">
            <chart:domain table:cell-range-address="'cameraslog_4.log'.A2:'cameraslog_4.log'.A501"/>
            <chart:data-point chart:repeated="500"/>
          </chart:series>
          <chart:series chart:style-name="ch8" chart:values-cell-range-address="'cameraslog_4.log'.C2:'cameraslog_4.log'.C501" chart:label-cell-address="'cameraslog_4.log'.C1:'cameraslog_4.log'.C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501</svg:desc>
                </draw:g>
              </table:table-cell>
              <table:table-cell office:value-type="float" office:value="10.775567">
                <text:p>10.775567</text:p>
                <draw:g>
                  <svg:desc>'cameraslog_4.log'.B2:'cameraslog_4.log'.B501</svg:desc>
                </draw:g>
              </table:table-cell>
              <table:table-cell office:value-type="float" office:value="11">
                <text:p>11</text:p>
                <draw:g>
                  <svg:desc>'cameraslog_4.log'.C2:'cameraslog_4.log'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775567">
                <text:p>10.7755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229679">
                <text:p>11.2296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229679">
                <text:p>11.2296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663638">
                <text:p>10.663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30167">
                <text:p>11.301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025684">
                <text:p>12.025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699721">
                <text:p>12.699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401739">
                <text:p>13.4017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013768">
                <text:p>14.0137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177778">
                <text:p>13.177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37809">
                <text:p>13.8378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.909795">
                <text:p>13.909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659806">
                <text:p>14.659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659806">
                <text:p>14.659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59806">
                <text:p>14.659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659806">
                <text:p>14.659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659806">
                <text:p>14.659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659806">
                <text:p>14.659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659806">
                <text:p>14.659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273844">
                <text:p>15.2738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397809">
                <text:p>15.3978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35382">
                <text:p>15.353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35382">
                <text:p>15.353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377813">
                <text:p>15.3778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377813">
                <text:p>15.3778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.551817">
                <text:p>14.551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551817">
                <text:p>14.551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551817">
                <text:p>14.551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765818">
                <text:p>13.7658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347753">
                <text:p>13.3477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347753">
                <text:p>13.3477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347753">
                <text:p>13.3477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531758">
                <text:p>12.531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531758">
                <text:p>12.531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531758">
                <text:p>12.531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073703">
                <text:p>12.073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775718">
                <text:p>12.775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.775718">
                <text:p>12.775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775718">
                <text:p>12.775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755724">
                <text:p>12.7557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293666">
                <text:p>12.2936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293666">
                <text:p>12.2936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407644">
                <text:p>12.4076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.407644">
                <text:p>12.4076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545659">
                <text:p>11.5456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.545659">
                <text:p>11.5456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.545659">
                <text:p>11.5456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.545659">
                <text:p>11.5456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545659">
                <text:p>11.5456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581647">
                <text:p>11.58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657636">
                <text:p>11.6576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637633">
                <text:p>11.6376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739656">
                <text:p>10.739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739656">
                <text:p>10.739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739656">
                <text:p>10.739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739656">
                <text:p>10.739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147723">
                <text:p>11.1477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431699">
                <text:p>10.43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431699">
                <text:p>10.43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.705675">
                <text:p>9.70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705675">
                <text:p>9.70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705675">
                <text:p>9.70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705675">
                <text:p>9.70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931674">
                <text:p>8.9316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931674">
                <text:p>8.9316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931674">
                <text:p>8.9316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229625">
                <text:p>9.229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229625">
                <text:p>9.229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803563">
                <text:p>8.8035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397488">
                <text:p>8.3974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397488">
                <text:p>8.3974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397488">
                <text:p>8.3974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397488">
                <text:p>8.3974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689462">
                <text:p>7.689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689462">
                <text:p>7.689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689462">
                <text:p>7.689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689462">
                <text:p>7.689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149404">
                <text:p>7.149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099415">
                <text:p>7.099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099415">
                <text:p>7.099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01343">
                <text:p>7.0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701347">
                <text:p>6.70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327281">
                <text:p>6.327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375272">
                <text:p>6.375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831195">
                <text:p>5.83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831195">
                <text:p>5.83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831195">
                <text:p>5.83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831195">
                <text:p>5.83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831195">
                <text:p>5.83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849195">
                <text:p>5.849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871189">
                <text:p>5.87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871189">
                <text:p>5.87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871189">
                <text:p>5.87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747174">
                <text:p>5.74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681191">
                <text:p>5.681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681191">
                <text:p>5.681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